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9mm"/>
    </style:style>
    <style:style style:name="co2" style:family="table-column">
      <style:table-column-properties fo:break-before="auto" style:column-width="71.44mm"/>
    </style:style>
    <style:style style:name="co3" style:family="table-column">
      <style:table-column-properties fo:break-before="auto" style:column-width="41.52mm"/>
    </style:style>
    <style:style style:name="co4" style:family="table-column">
      <style:table-column-properties fo:break-before="auto" style:column-width="39.39mm"/>
    </style:style>
    <style:style style:name="co5" style:family="table-column">
      <style:table-column-properties fo:break-before="auto" style:column-width="39.62mm"/>
    </style:style>
    <style:style style:name="co6" style:family="table-column">
      <style:table-column-properties fo:break-before="auto" style:column-width="36.76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!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text:p>material name of last model</text:p>
          </table:table-cell>
          <table:table-cell table:style-name="ce1" office:value-type="string" calcext:value-type="string">
            <text:p>number of CEM files</text:p>
          </table:table-cell>
          <table:table-cell table:style-name="ce1" office:value-type="string" calcext:value-type="string">
            <text:p>CEM version major</text:p>
          </table:table-cell>
          <table:table-cell table:style-name="ce1" office:value-type="string" calcext:value-type="string">
            <text:p>CEM version minor</text:p>
          </table:table-cell>
          <table:table-cell table:style-name="ce1" office:value-type="string" calcext:value-type="string">
            <text:p>number materials</text:p>
          </table:table-cell>
          <table:table-cell table:style-name="ce1" office:value-type="string" calcext:value-type="string">
            <text:p>number frame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ld_capital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a10_1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albatross_1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antisubhelicopter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antisub_10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apache_10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string" calcext:value-type="string">
            <text:p>b'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string" calcext:value-type="string">
            <text:p>b'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ir_balloon_09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chinook_10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fokker_1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gotha_10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helicoptermgun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helicopter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observationballoon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sopwithtriplane_1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sopwith_1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transport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acacia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acacia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algea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algea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appl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artifact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bamboo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bush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acti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acti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actu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actusprickly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actusround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actustall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attails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attails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hicken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lam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lam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liff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alo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lump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dolphin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flower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grassclump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lillypads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minorgrasstufts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ocklarge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eagrass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pruce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oneres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veggie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barracks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lump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omputers_00.cem</text:p>
          </table:table-cell>
          <table:table-cell office:value-type="string" calcext:value-type="string">
            <text:p>b'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oralfan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oral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oral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ottonwood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ottonwood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owskull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crabgras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daffodil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daisie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deadtree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deadtree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deadtree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deer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dinobones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eagle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elephant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fernpatch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fernpatch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fern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fir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fishies.cem</text:p>
          </table:table-cell>
          <table:table-cell office:value-type="string" calcext:value-type="string">
            <text:p>b''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flag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flag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flies1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flies2.cem</text:p>
          </table:table-cell>
          <table:table-cell office:value-type="string" calcext:value-type="string">
            <text:p>b'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flies3.cem</text:p>
          </table:table-cell>
          <table:table-cell office:value-type="string" calcext:value-type="string">
            <text:p>b'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flowers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flowers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flower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flower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flowe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mb_foundation1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mb_foundation2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mb_foundation3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foundation_airport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giantclam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giraffe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gold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goldres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goldres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goldres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goldres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goldres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graniteoutcrop01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graniteoutcrop02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graniterock01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grassclump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guyot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guyot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guyot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hippo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horse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hotspring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hurricane.cem</text:p>
          </table:table-cell>
          <table:table-cell office:value-type="string" calcext:value-type="string">
            <text:p>b''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iceberg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iceberg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iceberg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icefloat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icefloat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icefloat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icefloat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iceformationone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lillypads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lillypads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lillypads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lillypads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log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majorgrasstuft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majorgrasstufts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majorgrasstufts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maple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maple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maple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maple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maple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maple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minorgrasstuft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minorgrasstufts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ostrich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palm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palm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palm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palm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palm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palm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portablecomputer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am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ats1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ats2.cem</text:p>
          </table:table-cell>
          <table:table-cell office:value-type="string" calcext:value-type="string">
            <text:p>b''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ats3.cem</text:p>
          </table:table-cell>
          <table:table-cell office:value-type="string" calcext:value-type="string">
            <text:p>b''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oads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oads_angl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oads_connecto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oads_diag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oads_diag_angl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ockoutcrop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ocks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ocks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ocks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ocks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ocks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ocks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ocks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ocks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ose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ubble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ubble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ubble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ubble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ruin1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eagrass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eagrass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eastalk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eastalk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eastalk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eaweed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eaweed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eaweed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eaweed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eaweed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hark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hipwreck1b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hipwreck1c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hipwreck1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keleton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pruce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pruce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pruce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pruce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pruce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affca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arfish01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arfish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arfish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atuehorseman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atuemoai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atuenike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atueolmec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eel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eel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eel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on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oneres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oneres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oneres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oneres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oneres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reetlamp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streetlamp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mb_streetlamp_12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tallgras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tent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thistle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tiger_00.cem</text:p>
          </table:table-cell>
          <table:table-cell office:value-type="string" calcext:value-type="string">
            <text:p>b'default model name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treestump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treestump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treestump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treestump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tumbleweed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violets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violets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mb_walrus_0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_wolf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archery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archery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archery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asianhous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asianpagoda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barracks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barracks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barracks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barracks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barracks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barracks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bluecolumn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bluemosqu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brbwir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brbwire_angl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brbwire_connecto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brbwire_diag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brbwire_diag_angl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buckinghamwng2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buckinghamwng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camera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capital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capital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capital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capital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capital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capital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colosseum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computers_00.cem</text:p>
          </table:table-cell>
          <table:table-cell office:value-type="string" calcext:value-type="string">
            <text:p>b''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connector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connecto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connector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connecto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connector_1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dock_02.cem</text:p>
          </table:table-cell>
          <table:table-cell office:value-type="string" calcext:value-type="string">
            <text:p>b'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dock_04.cem</text:p>
          </table:table-cell>
          <table:table-cell office:value-type="string" calcext:value-type="string">
            <text:p>b'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dock_08.cem</text:p>
          </table:table-cell>
          <table:table-cell office:value-type="string" calcext:value-type="string">
            <text:p>b'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dock_10.cem</text:p>
          </table:table-cell>
          <table:table-cell office:value-type="string" calcext:value-type="string">
            <text:p>b'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dock_14.cem</text:p>
          </table:table-cell>
          <table:table-cell office:value-type="string" calcext:value-type="string">
            <text:p>b'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farm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fortress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fortress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fortress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fortress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fortress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fortress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gates_02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gates_04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gates_14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gates_diag_02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gates_diag_04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gates_diag_06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gates_diag_08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gates_diag_1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gates_diag_14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goldenbuddah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granary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granary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granary_06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granary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granary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ospital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ospital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ospital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ospital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ospital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ospital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ouse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ouse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ouse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ous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ous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ouse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ouse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ouse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ous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ouse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ouse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ishtargate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library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lighthous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min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missilebase_1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missilebase_12.cem</text:p>
          </table:table-cell>
          <table:table-cell office:value-type="string" calcext:value-type="string">
            <text:p>b'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orthodoxchurch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pillbox_10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radardish_1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caffolding03_a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caffolding03_b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caffolding03_c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caffolding09_a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caffolding09_b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caffolding09_c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caffolding11_a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caffolding11_b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caffolding11_c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ettlement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ettlement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ettlement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ettlement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ettlement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ettlement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ieg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iege_06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iege_07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ieg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iege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p_castl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p_tower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p_walll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p_wallr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table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table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table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ankbarrier1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ankfactory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emple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empl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empl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emple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emple_1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hebabylontowe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hetempleofzeus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oweroflondon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ower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ower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owe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ower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owe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ower_1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owncenter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owncenter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owncente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owncenter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owncenter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bld_towncenter_1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owncenter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rojan_04.cem</text:p>
          </table:table-cell>
          <table:table-cell office:value-type="string" calcext:value-type="string">
            <text:p>b'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university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university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university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university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university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angle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angl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angle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angl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angle_1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diag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diag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diag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diag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diag_1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diag_angle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diag_angl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diag_angle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diag_angl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diag_angle_1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onder16_12.cem</text:p>
          </table:table-cell>
          <table:table-cell office:value-type="string" calcext:value-type="string">
            <text:p>b'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d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g_atomic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g_bomber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g_building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g_fighter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t model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3dexplosion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3dexplosion_rotated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antimatterlightning_12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string" calcext:value-type="string">
            <text:p>b''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antimatterweapontag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arrow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backsplash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ballistabolt.cem</text:p>
          </table:table-cell>
          <table:table-cell office:value-type="string" calcext:value-type="string">
            <text:p>b'default model name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bomb.cem</text:p>
          </table:table-cell>
          <table:table-cell office:value-type="string" calcext:value-type="string">
            <text:p>b'default model name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cannonball.cem</text:p>
          </table:table-cell>
          <table:table-cell office:value-type="string" calcext:value-type="string">
            <text:p>b'default model name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cannonball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x_debrisflat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debris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debris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debris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dummy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dummy_farm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exhaust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flat_dummy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frontsplash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infernotracer_12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light_glow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mechpriesthealing_12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missile.cem</text:p>
          </table:table-cell>
          <table:table-cell office:value-type="string" calcext:value-type="string">
            <text:p>b'default model name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missile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nanovirustracer_12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nanovirus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new laser_01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new laser_02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pulsecannon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pulseimpact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pulseuniteffect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runway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satchelcharge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shell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shieldbattery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shieldtracer_12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spear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splash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stone.cem</text:p>
          </table:table-cell>
          <table:table-cell office:value-type="string" calcext:value-type="string">
            <text:p>b'default model name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stone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teleport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timewarppulse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timewarp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tracer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vertical_plan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ric building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_shadowtriangl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120mmat_10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un_80mmaa_10.cem</text:p>
          </table:table-cell>
          <table:table-cell office:value-type="string" calcext:value-type="string">
            <text:p>b'P\x00\x00\x00\x01\x00\x00\x00f\x00\x00\x00\x04\x00\x00\x00\x00\x00\x00\x00\t\x00\x00\x00turret_0\x00\x18\xeb\xc7=e\xbc\x96\xbe\x8e\x84\xb0&gt;\x00\x00\x00\x00\x00\x00\x00\x00\x00\x00\x00\x00\x00\x00\x00\x00\x00\x00\x00\x00\x00\x03\x00\x00\x00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aagun_11.cem</text:p>
          </table:table-cell>
          <table:table-cell office:value-type="string" calcext:value-type="string">
            <text:p>b'\x02\x00\x0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string" calcext:value-type="string">
            <text:p>b'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aaskywatcher_11.cem</text:p>
          </table:table-cell>
          <table:table-cell office:value-type="string" calcext:value-type="string">
            <text:p>b'\x02\x00\x00\x0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aatank_12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artillery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ballista_04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bronze_09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catapult_04.cem</text:p>
          </table:table-cell>
          <table:table-cell office:value-type="string" calcext:value-type="string">
            <text:p>b'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culvern_07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string" calcext:value-type="string">
            <text:p>b'\x02\x00\x00\x00\x1b\x00\x00\x00\x00\x00\x00\x00\n\x00\x00\x00\t\x00\x00\x00turret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string" calcext:value-type="string">
            <text:p>b'\x01\x00\x00\x00C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string" calcext:value-type="string">
            <text:p>b'\x02\x00\x00\x000\x00\x00\x00\x00\x00\x00\x00\n\x00\x00\x00\t\x00\x00\x0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hovercraft1_11.cem</text:p>
          </table:table-cell>
          <table:table-cell office:value-type="string" calcext:value-type="string">
            <text:p>b'\x0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string" calcext:value-type="string">
            <text:p>b'\x02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string" calcext:value-type="string">
            <text:p>b'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iron_07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leopardtank_10c.cem</text:p>
          </table:table-cell>
          <table:table-cell office:value-type="string" calcext:value-type="string">
            <text:p>b'\x01\x00\x00\x00\x01\x00\x0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m1_10.cem</text:p>
          </table:table-cell>
          <table:table-cell office:value-type="string" calcext:value-type="string">
            <text:p>b'\x02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string" calcext:value-type="string">
            <text:p>b'\x02\x00\x00\x00 \x00\x00\x00\x00\x00\x00\x00\n\x0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mortar_08.cem</text:p>
          </table:table-cell>
          <table:table-cell office:value-type="string" calcext:value-type="string">
            <text:p>b'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string" calcext:value-type="string">
            <text:p>b'\x01\x00\x00\x00\x01\x0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nuk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panzer_10.cem</text:p>
          </table:table-cell>
          <table:table-cell office:value-type="string" calcext:value-type="string">
            <text:p>b'\x02\x0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ram_04.cem</text:p>
          </table:table-cell>
          <table:table-cell office:value-type="string" calcext:value-type="string">
            <text:p>b''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sherman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siegecannon_09.cem</text:p>
          </table:table-cell>
          <table:table-cell office:value-type="string" calcext:value-type="string">
            <text:p>b'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siegeram_04.cem</text:p>
          </table:table-cell>
          <table:table-cell office:value-type="string" calcext:value-type="string">
            <text:p>b'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siegetower_04.cem</text:p>
          </table:table-cell>
          <table:table-cell office:value-type="string" calcext:value-type="string">
            <text:p>b'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stonethrower_03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sturm_1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string" calcext:value-type="string">
            <text:p>b'\x02\x00\x00\x00\x01\x0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tanktwo_12.cem</text:p>
          </table:table-cell>
          <table:table-cell office:value-type="string" calcext:value-type="string">
            <text:p>b'\x02\x00\x00\x00\x0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tank_12.cem</text:p>
          </table:table-cell>
          <table:table-cell office:value-type="string" calcext:value-type="string">
            <text:p>b'\x02\x00\x00\x0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string" calcext:value-type="string">
            <text:p>b'\x02\x00\x00\x00\x0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trebuchet_06.cem</text:p>
          </table:table-cell>
          <table:table-cell office:value-type="string" calcext:value-type="string">
            <text:p>b''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trucktransport_10.cem</text:p>
          </table:table-cell>
          <table:table-cell office:value-type="string" calcext:value-type="string">
            <text:p>b''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string" calcext:value-type="string">
            <text:p>b'\x02\x00\x00\x00*\x00\x00\x00\x00\x00\x00\x00\n\x0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chinglin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2manmachinegun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achilles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alexande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arquebus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ashigaruarquebus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atinf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bazooka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blackprinc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bresden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gate_10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ouse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ettlement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ankfactory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towncenter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wall_1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izenspear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bomb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missl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_teleportsquareglow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atbritish6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string" calcext:value-type="string">
            <text:p>b'\x02\x00\x00\x00\x1d\x00\x00\x00\x00\x00\x00\x00\n\x00\x0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string" calcext:value-type="string">
            <text:p>b'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britishinfantry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itizenthree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elephant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emcitizentwo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hauptmanndure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moorishcav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priest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slinger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fishingboat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bronzecavalry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aesar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aninescout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avarche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hariot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hildcitizen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hildcitizen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hinesepik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itizenfour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itizenfour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itizenone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itizenone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itizenon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itizenon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itizenon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itizenthre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itizenthre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itizenthre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itizentwo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itizentwo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itizentwo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itizentwo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itizentwo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lubman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romwell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rossbow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cuirassier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darkinquisitor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doughboy_10a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elcid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elizabeth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elvis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enginee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emcitizenfour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emcitizenone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emcitizenone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emcitizenon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emcitizenon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emcitizenon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emcitizenthree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emcitizenthree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emcitizenthre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emcitizenthre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emcitizenthre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emcitizentwo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emcitizentwo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emcitizentwo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emcitizentwo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ieldmedic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ieldmedic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ieldmedic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lamethrowe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renchgrenadier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utureheroone_1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utureheroone_1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utureherotwo_1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futureherotwo_1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grigor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halberdier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hannibal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hecto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henryv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hierakles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home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housecarl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immortal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incanwarrior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isabella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javelin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jester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lasertrooper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logman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longbow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macarthu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maceman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marin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moorishinfantry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mortarinfantry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morta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musketeer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napoleonic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napoleon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ottovonbismark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patton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pericles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pershing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persiancavalry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phalanx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polearm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pope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priest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priest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men_priest_11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prophet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prophet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prophet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renncav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richard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richthofen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romanlegionnair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rommel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samurai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sargon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scout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sharpshooter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sharpshooter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shortsword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simplebow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spanishcavalry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spanishpike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spearman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stonethrower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tariq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wealthycitizen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_wellington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d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sle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string" calcext:value-type="string">
            <text:p>b''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string" calcext:value-type="string">
            <text:p>b'\x01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string" calcext:value-type="string">
            <text:p>b'\x01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boat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carrack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string" calcext:value-type="string">
            <text:p>b'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copperfrigate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cruiser_10.cem</text:p>
          </table:table-cell>
          <table:table-cell office:value-type="string" calcext:value-type="string">
            <text:p>b'\x01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cruiser_11.cem</text:p>
          </table:table-cell>
          <table:table-cell office:value-type="string" calcext:value-type="string">
            <text:p>b'\x01\x0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nav_dardocruiser_11.cem</text:p>
          </table:table-cell>
          <table:table-cell office:value-type="string" calcext:value-type="string">
            <text:p>b'\x1d\x00\x00\x00\x01\x00\x00\x00A\x00\x00\x00\x00\x00\x00\x00\x00\x00\x00\x00\x11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decereme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string" calcext:value-type="string">
            <text:p>b'\x01\x00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string" calcext:value-type="string">
            <text:p>b'\x01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fireboat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fireboat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fireboat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fireboat_06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fishingboat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fishingboat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fishingboat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fishingboat_1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fish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galley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goldenhind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string" calcext:value-type="string">
            <text:p>b'\x01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string" calcext:value-type="string">
            <text:p>b'\x02\x00\x0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navalmin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pentekontar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pentekontar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septireme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transport_02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transport_03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transport_05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transport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string" calcext:value-type="string">
            <text:p>b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trireme_04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victoryfrigate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string" calcext:value-type="string">
            <text:p>b'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_crud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fx_mpdisc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fx_nuke_base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fx_nuke_top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fx_volcano_0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ll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t_anim.cem</text:p>
          </table:table-cell>
          <table:table-cell office:value-type="string" calcext:value-type="string">
            <text:p>b'default model name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ne_01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_parachute_10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ypoint.cem</text:p>
          </table:table-cell>
          <table:table-cell office:value-type="string" calcext:value-type="string">
            <text:p>b'Scene Root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'!output'.A1:'!output'.G731" table:display-filter-buttons="true">
          <table:filter>
            <table:filter-and>
              <table:filter-condition table:field-number="3" table:value="2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0T16:03:54.211445267</dc:date>
    <meta:editing-duration>PT45S</meta:editing-duration>
    <meta:editing-cycles>2</meta:editing-cycles>
    <meta:generator>LibreOffice/6.0.7.3$Linux_X86_64 LibreOffice_project/00m0$Build-3</meta:generator>
    <meta:document-statistic meta:table-count="1" meta:cell-count="5117" meta:object-count="0"/>
  </office:meta>
</office:document-meta>
</file>